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paragraph-rsid="0015484f" style:font-size-asian="9pt" style:font-size-complex="9pt"/>
    </style:style>
    <style:style style:name="P3" style:family="paragraph" style:parent-style-name="Standard">
      <style:text-properties fo:font-size="9pt" officeooo:rsid="001a36ea" officeooo:paragraph-rsid="001a36ea" style:font-size-asian="9pt" style:font-size-complex="9pt"/>
    </style:style>
    <style:style style:name="P4" style:family="paragraph" style:parent-style-name="Standard">
      <style:text-properties fo:font-size="9pt" officeooo:rsid="0016baa6" officeooo:paragraph-rsid="0016baa6" style:font-size-asian="9pt" style:font-size-complex="9pt"/>
    </style:style>
    <style:style style:name="P5" style:family="paragraph" style:parent-style-name="Standard">
      <style:text-properties fo:font-size="9pt" officeooo:rsid="001b867d" officeooo:paragraph-rsid="001b867d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Раздел1">
        <text:p text:style-name="P1">arise<text:tab/>arose<text:tab/>arisen<text:tab/>возникать, появляться</text:p>
        <text:p text:style-name="P1">be<text:tab/>was, were<text:tab/>been<text:tab/>быть</text:p>
        <text:p text:style-name="P2">bear<text:tab/>bore<text:tab/>born</text:p>
        <text:p text:style-name="P2"><text:tab/><text:tab/>borne<text:tab/>родить</text:p>
        <text:p text:style-name="P2">beat<text:tab/>beat<text:tab/>beaten</text:p>
        <text:p text:style-name="P2"><text:tab/><text:tab/>beat<text:tab/>бить</text:p>
        <text:p text:style-name="P1">become<text:tab/>became<text:tab/>become<text:tab/>становиться, делаться</text:p>
        <text:p text:style-name="P1">begin<text:tab/>began<text:tab/>begun<text:tab/>начинать</text:p>
        <text:p text:style-name="P1">blow<text:tab/>blew<text:tab/>blown<text:tab/>дуть</text:p>
        <text:p text:style-name="P1">break<text:tab/>broke<text:tab/>broken<text:tab/>ломать</text:p>
        <text:p text:style-name="P1">bring<text:tab/>brought<text:tab/>brought<text:tab/>приносить</text:p>
        <text:p text:style-name="P1">build<text:tab/>built<text:tab/>built<text:tab/>строить</text:p>
        <text:p text:style-name="P2">burn<text:tab/><text:span text:style-name="T1">burned</text:span><text:tab/><text:span text:style-name="T1">burned</text:span> </text:p>
        <text:p text:style-name="P2"><text:tab/><text:span text:style-name="T1">burnt</text:span><text:span text:style-name="T4"><text:tab/></text:span><text:span text:style-name="T1">burnt</text:span><text:tab/>гореть, жечь</text:p>
        <text:p text:style-name="P1">buy<text:tab/>bought<text:tab/>bought<text:tab/>покупать</text:p>
        <text:p text:style-name="P1">can<text:tab/>could<text:tab/>could<text:tab/>мочь, уметь</text:p>
        <text:p text:style-name="P1">catch<text:tab/>caught<text:tab/>caught<text:tab/>ловить, хватать, успеть</text:p>
        <text:p text:style-name="P1">choose<text:tab/>chose<text:tab/>chosen<text:tab/>выбирать</text:p>
        <text:p text:style-name="P1">come<text:tab/>came<text:tab/>come<text:tab/>приходить</text:p>
        <text:p text:style-name="P1">cost<text:tab/>cost<text:tab/>cost<text:tab/>стоить, обходиться (в какую-либо сумму)</text:p>
        <text:p text:style-name="P1">cut<text:tab/>cut<text:tab/>cut<text:tab/>резать, разрезать</text:p>
        <text:p text:style-name="P1">deal<text:tab/>dealt<text:tab/>dealt<text:tab/>иметь дело</text:p>
        <text:p text:style-name="P1">dig<text:tab/>dug<text:tab/>dug<text:tab/>копать</text:p>
        <text:p text:style-name="P3">bury<text:tab/>buried<text:tab/>buried<text:tab/>закапывать</text:p>
        <text:p text:style-name="P1">do<text:tab/>did<text:tab/>done<text:tab/>делать, выполнять</text:p>
        <text:p text:style-name="P1">draw<text:tab/>drew<text:tab/>drawn<text:tab/>рисовать, чертить</text:p>
        <text:p text:style-name="P2">dream<text:tab/>dreamed<text:tab/>dreamed </text:p>
        <text:p text:style-name="P2"><text:tab/>dreamt<text:tab/>dreamt<text:tab/>грезить, мечтать</text:p>
        <text:p text:style-name="P1">drink<text:tab/>drank<text:tab/>drunk<text:tab/>пить</text:p>
        <text:p text:style-name="P1">drive<text:tab/>drove<text:tab/>driven<text:tab/>управлять (авто)</text:p>
        <text:p text:style-name="P1">eat<text:tab/>ate<text:tab/>eaten<text:tab/>есть, кушать</text:p>
        <text:p text:style-name="P1">fall<text:tab/>fell<text:tab/>fallen<text:tab/>падать</text:p>
        <text:p text:style-name="P1">feed<text:tab/>fed<text:tab/>fed<text:tab/>кормить</text:p>
        <text:p text:style-name="P1">feel<text:tab/>felt<text:tab/>felt<text:tab/>чувствовать</text:p>
        <text:p text:style-name="P1">fight<text:tab/>fought<text:tab/>fought<text:tab/>драться, сражаться, бороться</text:p>
        <text:p text:style-name="P1">find<text:tab/>found<text:tab/>found<text:tab/>находить</text:p>
        <text:p text:style-name="P1">fly<text:tab/>flew<text:tab/>flown<text:tab/>летать</text:p>
        <text:p text:style-name="P1">forget<text:tab/>forgot<text:tab/>forgotten<text:tab/>забывать</text:p>
        <text:p text:style-name="P1">forgive<text:tab/>forgave<text:tab/>forgiven<text:tab/>прощать</text:p>
        <text:p text:style-name="P1">freeze<text:tab/>froze<text:tab/>frozen<text:tab/>замерзать</text:p>
        <text:p text:style-name="P2">get<text:tab/>got<text:tab/>gotten</text:p>
        <text:p text:style-name="P2"><text:tab/><text:tab/><text:span text:style-name="T1">got</text:span><text:tab/>получать, достигать</text:p>
        <text:p text:style-name="P1">give<text:tab/>gave<text:tab/>given<text:tab/>давать</text:p>
        <text:p text:style-name="P1">go<text:tab/>went<text:tab/>gone<text:tab/>идти, ехать</text:p>
        <text:p text:style-name="P1">grow<text:tab/>grew<text:tab/>grown<text:tab/>расти</text:p>
        <text:p text:style-name="P2">hang<text:tab/><text:span text:style-name="T1">h</text:span><text:span text:style-name="T2">u</text:span><text:span text:style-name="T1">ng</text:span><text:tab/><text:span text:style-name="T1">h</text:span><text:span text:style-name="T2">u</text:span><text:span text:style-name="T1">ng</text:span></text:p>
        <text:p text:style-name="P2"><text:tab/><text:span text:style-name="T3">hanged</text:span><text:tab/><text:span text:style-name="T1">hanged</text:span><text:tab/>вешать, развешивать</text:p>
        <text:p text:style-name="P1">have, has<text:tab/>had<text:tab/>had<text:tab/>иметь</text:p>
        <text:p text:style-name="P1">hear<text:tab/>heard<text:tab/>heard<text:tab/>слышать</text:p>
        <text:p text:style-name="P1">hide<text:tab/>hid<text:tab/>hidden<text:tab/>прятаться, скрываться</text:p>
        <text:p text:style-name="P1">hit<text:tab/>hit<text:tab/>hit<text:tab/>ударять, поражать</text:p>
        <text:p text:style-name="P1">hold<text:tab/>held<text:tab/>held<text:tab/>держать, удерживать, фиксировать</text:p>
        <text:p text:style-name="P1">keep<text:tab/>kept<text:tab/>kept<text:tab/>держать, хранить</text:p>
        <text:p text:style-name="P1">know<text:tab/>knew<text:tab/>known<text:tab/>знать, иметь представление (о чем-либо)</text:p>
        <text:p text:style-name="P1">lay<text:tab/>laid<text:tab/>laid<text:tab/>класть, положить</text:p>
        <text:p text:style-name="P1">lead<text:tab/>led<text:tab/>led<text:tab/>вести, руководить, управлять</text:p>
        <text:p text:style-name="P1"/>
        <text:p text:style-name="P1"/>
        <text:p text:style-name="P2">learn<text:tab/><text:span text:style-name="T1">learnt</text:span><text:tab/><text:span text:style-name="T1">learnt</text:span></text:p>
        <text:p text:style-name="P2"><text:tab/><text:span text:style-name="T1">learned</text:span><text:tab/><text:span text:style-name="T1">learned</text:span><text:tab/>учить</text:p>
        <text:p text:style-name="P1">leave<text:tab/>left<text:tab/>left<text:tab/>покидать, оставлять</text:p>
        <text:p text:style-name="P1">let<text:tab/>let<text:tab/>let<text:tab/>позволять, предполагать</text:p>
        <text:p text:style-name="P1">lie<text:tab/>lay<text:tab/>lain<text:tab/>лежать</text:p>
        <text:p text:style-name="P2">light<text:tab/>lit<text:tab/>lit</text:p>
        <text:p text:style-name="P2"><text:tab/>lighted<text:tab/>lighted<text:tab/>освещать</text:p>
        <text:p text:style-name="P1">lose<text:tab/>lost<text:tab/>lost<text:tab/>терять</text:p>
        <text:p text:style-name="P1">make<text:tab/>made<text:tab/>made<text:tab/>делать, производить, создавать</text:p>
        <text:p text:style-name="P1">may<text:tab/>might<text:tab/>might<text:tab/>мочь, иметь возможность</text:p>
        <text:p text:style-name="P1">mean<text:tab/>meant<text:tab/>meant<text:tab/>значить, иметь ввиду</text:p>
        <text:p text:style-name="P1">meet<text:tab/>met<text:tab/>met<text:tab/>встречать</text:p>
        <text:p text:style-name="P1">mistake<text:tab/>mistook<text:tab/>mistaken<text:tab/>ошибаться</text:p>
        <text:p text:style-name="P1">pay<text:tab/>paid<text:tab/>paid<text:tab/>платить</text:p>
        <text:p text:style-name="P1">put<text:tab/>put<text:tab/>put<text:tab/>класть, ставить, размещать</text:p>
        <text:p text:style-name="P1">read<text:tab/>read<text:tab/>read<text:tab/>читать</text:p>
        <text:p text:style-name="P1">ring<text:tab/>rang<text:tab/>rung<text:tab/>звонить</text:p>
        <text:p text:style-name="P1">rise<text:tab/>rose<text:tab/>risen<text:tab/>подняться</text:p>
        <text:p text:style-name="P1">run<text:tab/>ran<text:tab/>run<text:tab/>бегать</text:p>
        <text:p text:style-name="P1">say<text:tab/>said<text:tab/>said<text:tab/>сказать, заявить</text:p>
        <text:p text:style-name="P1">see<text:tab/><text:span text:style-name="T1">saw</text:span><text:tab/>seen<text:tab/>видеть</text:p>
        <text:p text:style-name="P1">sell<text:tab/>sold<text:tab/>sold<text:tab/>продавать</text:p>
        <text:p text:style-name="P1">send<text:tab/>sent<text:tab/>sent<text:tab/>посылать</text:p>
        <text:p text:style-name="P1">set<text:tab/>set<text:tab/>set<text:tab/>ставить, устанавливать</text:p>
        <text:p text:style-name="P1">shake<text:tab/>shook<text:tab/>shaken<text:tab/>трясти</text:p>
        <text:p text:style-name="P2">shine<text:tab/>shined<text:tab/>shined</text:p>
        <text:p text:style-name="P2"><text:tab/>shone<text:tab/>shone<text:tab/>светить, сиять, озарять</text:p>
        <text:p text:style-name="P1">shoot<text:tab/>shot<text:tab/>shot<text:tab/>стрелять, давать побеги</text:p>
        <text:p text:style-name="P2">show<text:tab/>showed<text:tab/>shown</text:p>
        <text:p text:style-name="P2"><text:tab/><text:tab/>showed<text:tab/>показывать</text:p>
        <text:p text:style-name="P1">shut<text:tab/>shut<text:tab/>shut<text:tab/>закрывать, запирать, затворять</text:p>
        <text:p text:style-name="P1">sing<text:tab/>sang<text:tab/>sung<text:tab/>петь</text:p>
        <text:p text:style-name="P1">sit<text:tab/>sat<text:tab/>sat<text:tab/>сидеть</text:p>
        <text:p text:style-name="P1">sleep<text:tab/>slept<text:tab/>slept<text:tab/>спать</text:p>
        <text:p text:style-name="P2">smell<text:tab/><text:span text:style-name="T1">smelled</text:span><text:tab/><text:span text:style-name="T1">smelled</text:span></text:p>
        <text:p text:style-name="P2"><text:tab/><text:span text:style-name="T1">smelt</text:span><text:tab/><text:span text:style-name="T1">smelt</text:span><text:tab/>пахнуть, нюхать</text:p>
        <text:p text:style-name="P1">speak<text:tab/>spoke<text:tab/>spoken<text:tab/>говорить</text:p>
        <text:p text:style-name="P1">spend<text:tab/>spent<text:tab/>spent<text:tab/>тратить, расходовать</text:p>
        <text:p text:style-name="P1">split<text:tab/>split<text:tab/>split<text:tab/>расщеплять</text:p>
        <text:p text:style-name="P2">spoil<text:tab/><text:span text:style-name="T1">spoiled</text:span><text:tab/><text:span text:style-name="T1">spoiled</text:span></text:p>
        <text:p text:style-name="P2"><text:tab/><text:span text:style-name="T1">spoilt</text:span> <text:tab/><text:span text:style-name="T1">spoilt</text:span> <text:tab/>портить</text:p>
        <text:p text:style-name="P4">spill<text:tab/>spilt<text:tab/>spilt<text:tab/>проливать</text:p>
        <text:p text:style-name="P1">spread<text:tab/>spread<text:tab/>spread<text:tab/>распространиться</text:p>
        <text:p text:style-name="P1">stand<text:tab/>stood<text:tab/>stood<text:tab/>стоять</text:p>
        <text:p text:style-name="P1">steal<text:tab/>stole<text:tab/>stolen<text:tab/>воровать, красть</text:p>
        <text:p text:style-name="P1">strike<text:tab/>struck<text:tab/>struck<text:tab/>ударить, бить, бастовать</text:p>
        <text:p text:style-name="P1">swim<text:tab/>swam<text:tab/>swum<text:tab/>плавать, плыть</text:p>
        <text:p text:style-name="P1">take<text:tab/>took<text:tab/>taken<text:tab/>брать, взять</text:p>
        <text:p text:style-name="P5">tidy<text:tab/>tidied<text:tab/>tidied<text:tab/>прибираться,приводить в порядок</text:p>
        <text:p text:style-name="P1">teach<text:tab/>taught<text:tab/>taught<text:tab/>учить, обучать</text:p>
        <text:p text:style-name="P1">tear<text:tab/>tore<text:tab/>torn<text:tab/>рвать</text:p>
        <text:p text:style-name="P1">tell<text:tab/>told<text:tab/>told<text:tab/>рассказать</text:p>
        <text:p text:style-name="P1">think<text:tab/>thought<text:tab/>thought<text:tab/>думать</text:p>
        <text:p text:style-name="P1">throw<text:tab/>threw<text:tab/>thrown<text:tab/>бросить</text:p>
        <text:p text:style-name="P1">understand understood understood понимать, постигать</text:p>
        <text:p text:style-name="P2">wake<text:tab/>woke<text:tab/>woken</text:p>
        <text:p text:style-name="P2"><text:tab/>waked<text:tab/>waked<text:tab/>просыпаться</text:p>
        <text:p text:style-name="P1">wear<text:tab/>wore<text:tab/>worn<text:tab/>носить (одежду)</text:p>
        <text:p text:style-name="P1">win<text:tab/>won<text:tab/>won<text:tab/>победить, выиграть</text:p>
        <text:p text:style-name="P1">write<text:tab/>wrote<text:tab/>written<text:tab/>писать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20:55:32.297302397</meta:creation-date>
    <dc:date>2022-11-04T20:46:33.446678098</dc:date>
    <meta:editing-duration>PT23M53S</meta:editing-duration>
    <meta:editing-cycles>9</meta:editing-cycles>
    <meta:generator>LibreOffice/7.3.6.2$Linux_X86_64 LibreOffice_project/30$Build-2</meta:generator>
    <meta:document-statistic meta:table-count="0" meta:image-count="0" meta:object-count="0" meta:page-count="1" meta:paragraph-count="116" meta:word-count="501" meta:character-count="3233" meta:non-whitespace-character-count="2827"/>
  </office:meta>
</office:document-meta>
</file>